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d7983" officeooo:paragraph-rsid="000d7983"/>
    </style:style>
    <style:style style:name="P2" style:family="paragraph" style:parent-style-name="Standard">
      <style:text-properties style:font-name="Liberation Serif" fo:font-size="11pt" officeooo:rsid="000d7983" officeooo:paragraph-rsid="000d7983" style:font-size-asian="11pt" style:font-size-complex="11pt"/>
    </style:style>
    <style:style style:name="P3" style:family="paragraph" style:parent-style-name="Standard">
      <style:text-properties officeooo:rsid="000e2476" officeooo:paragraph-rsid="000e2476"/>
    </style:style>
    <style:style style:name="P4" style:family="paragraph" style:parent-style-name="Standard">
      <style:text-properties officeooo:rsid="000e2476" officeooo:paragraph-rsid="000f5b51"/>
    </style:style>
    <style:style style:name="P5" style:family="paragraph" style:parent-style-name="Standard">
      <style:text-properties officeooo:rsid="000e2476" officeooo:paragraph-rsid="001027cf"/>
    </style:style>
    <style:style style:name="P6" style:family="paragraph" style:parent-style-name="Standard">
      <style:text-properties style:font-name="Liberation Serif" fo:font-size="11pt" officeooo:rsid="000d7983" officeooo:paragraph-rsid="000d7983" style:font-size-asian="11pt" style:font-size-complex="11pt"/>
    </style:style>
    <style:style style:name="P7" style:family="paragraph" style:parent-style-name="Standard">
      <style:text-properties style:font-name="Liberation Serif" fo:font-size="11pt" officeooo:rsid="000e2476" officeooo:paragraph-rsid="000d7983" style:font-size-asian="11pt" style:font-size-complex="11pt"/>
    </style:style>
    <style:style style:name="P8" style:family="paragraph" style:parent-style-name="Standard">
      <style:text-properties style:font-name="Liberation Serif" fo:font-size="11pt" officeooo:rsid="000e2476" officeooo:paragraph-rsid="000e2476" style:font-size-asian="11pt" style:font-size-complex="11pt"/>
    </style:style>
    <style:style style:name="P9" style:family="paragraph" style:parent-style-name="Standard">
      <style:text-properties style:font-name="Liberation Serif" fo:font-size="11pt" officeooo:rsid="000e2476" officeooo:paragraph-rsid="000f5b51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0f5b51" officeooo:paragraph-rsid="000e2476" style:font-size-asian="11pt" style:font-size-complex="11pt"/>
    </style:style>
    <style:style style:name="P11" style:family="paragraph" style:parent-style-name="Standard">
      <style:text-properties style:font-name="Liberation Serif" fo:font-size="11pt" officeooo:rsid="000f5b51" officeooo:paragraph-rsid="000f5b51" style:font-size-asian="11pt" style:font-size-complex="11pt"/>
    </style:style>
    <style:style style:name="P12" style:family="paragraph" style:parent-style-name="Standard">
      <style:text-properties style:text-line-through-style="none" style:text-line-through-type="none" style:font-name="Liberation Serif" fo:font-size="11pt" officeooo:rsid="000f5b51" officeooo:paragraph-rsid="000e2476" style:font-size-asian="11pt" style:font-size-complex="11pt"/>
    </style:style>
    <style:style style:name="T1" style:family="text">
      <style:text-properties style:font-name="Liberation Serif" fo:font-size="11pt" style:font-size-asian="11pt" style:font-size-complex="11pt"/>
    </style:style>
    <style:style style:name="T2" style:family="text">
      <style:text-properties style:font-name="Liberation Serif" fo:font-size="11pt" officeooo:rsid="000e2476" style:font-size-asian="11pt" style:font-size-complex="11pt"/>
    </style:style>
    <style:style style:name="T3" style:family="text">
      <style:text-properties style:font-name="Liberation Serif" fo:font-size="11pt" officeooo:rsid="000f5b51" style:font-size-asian="11pt" style:font-size-complex="11pt"/>
    </style:style>
    <style:style style:name="T4" style:family="text">
      <style:text-properties style:font-name="Liberation Serif" fo:font-size="11pt" officeooo:rsid="001027cf" style:font-size-asian="11pt" style:font-size-complex="11pt"/>
    </style:style>
    <style:style style:name="T5" style:family="text">
      <style:text-properties officeooo:rsid="000e2476"/>
    </style:style>
    <style:style style:name="T6" style:family="text">
      <style:text-properties style:text-line-through-style="none" style:text-line-through-type="none" style:font-name="Liberation Serif" fo:font-size="11pt" officeooo:rsid="000f5b51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Quick find:</text:p>
      <text:p text:style-name="P2"><text:tab/>Time complexity: <text:span text:style-name="T5">O(N) </text:span>N^2; </text:p>
      <text:p text:style-name="P2"/>
      <text:p text:style-name="P2"><text:tab/>Tem um array com N posições em que o id[i]=i no inicio, ou seja todos os elementos estão numa arvore unica. Ao longo do programa recebe numeros, compara os seus ids e se forem diferentes altera todos os id’s ao longo do array completo que sejam iguais a um dos numeros, juntado as arvores de ambos numa apenas.</text:p>
      <text:p text:style-name="P2"><text:tab/>Analise: </text:p>
      <text:p text:style-name="P2"><text:tab/><text:tab/>- Procura – O(1) cada operação é unica </text:p>
      <text:p text:style-name="P2"><text:tab/><text:tab/>- União – O(N) cada operação tem de procurrar ao longo do array completo</text:p>
      <text:p text:style-name="P2">Quick Union:</text:p>
      <text:p text:style-name="P1"><text:span text:style-name="T1"><text:tab/></text:span><text:span text:style-name="T2">Time complexity: (O) N^2</text:span></text:p>
      <text:p text:style-name="P7"><text:tab/></text:p>
      <text:p text:style-name="P7"><text:tab/>Tem um array com N posições em que id[i]=i no inicio, ao receber 2 numeros tem de confirmar se ambos tem a mesma raiz na arvore, se não apenas tem de ligar um dos numeros ao outro unindo as arvores. </text:p>
      <text:p text:style-name="P7"/>
      <text:p text:style-name="P8"><text:tab/>Analise:</text:p>
      <text:p text:style-name="P8"><text:tab/><text:tab/>-Procura – O(N) – tem de procorrer as 2 arvores</text:p>
      <text:p text:style-name="P8"><text:tab/><text:tab/>-União – O(1) – Apenas tem de ligar 1 id </text:p>
      <text:p text:style-name="P8">Weigthed Quick Union:</text:p>
      <text:p text:style-name="P8"><text:tab/>Time Complexity O(logN);</text:p>
      <text:p text:style-name="P8"><text:tab/></text:p>
      <text:p text:style-name="P3"><text:span text:style-name="T1"><text:tab/>Funciona da mesma forma que o anterior, mas tem outro array em que guarda o tamanho da arvore, e ao fazer a junção garante sempre que mexe o menos numero de elementos possiveis, ou seja, diminui </text:span><text:span text:style-name="T3">sempre a quantidade de elementos movimentados. Apenas irá aumentar o tamanho de uma arvore (por 1), quando as duas arvores que tem de ser juntas forem do mesmo tamanho. </text:span></text:p>
      <text:p text:style-name="P10"><text:tab/></text:p>
      <text:p text:style-name="P10"><text:tab/>Analise:</text:p>
      <text:p text:style-name="P3"><text:span text:style-name="T3"><text:tab/><text:tab/>- </text:span><text:span text:style-name="T6">União – O(1);</text:span></text:p>
      <text:p text:style-name="P12"><text:tab/><text:tab/>- Procura – O(logN)</text:p>
      <text:p text:style-name="P12"/>
      <text:p text:style-name="P4"><text:span text:style-name="T1">Weigthed Quick Union </text:span><text:span text:style-name="T3">with compression:</text:span></text:p>
      <text:p text:style-name="P11"><text:tab/>Time Complexity O(lg* N) == O(1)</text:p>
      <text:p text:style-name="P11"><text:tab/></text:p>
      <text:p text:style-name="P11"><text:tab/>Depois de causar um união irá verificar se o que foi colocado foi colocado diretamente na raiz ou não, se não irá ligar todos os pontos os nós superiores à raiz de modo a que diminua a altura da arvore</text:p>
      <text:p text:style-name="P11"/>
      <text:p text:style-name="P11"><text:tab/>Analise:</text:p>
      <text:p text:style-name="P5"><text:span text:style-name="T3"><text:tab/><text:tab/>-Procura – </text:span><text:span text:style-name="T4">O(log*N) == O(1)</text:span></text:p>
      <text:p text:style-name="P5"><text:span text:style-name="T4"><text:tab/><text:tab/>-União - O(1)</text:span><text:span text:style-name="T3"> </text:span></text:p>
      <text:p text:style-name="P9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7:18:10.211778805</meta:creation-date>
    <dc:date>2021-10-07T12:22:07.208769039</dc:date>
    <meta:editing-duration>PT41M39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1" meta:paragraph-count="31" meta:word-count="286" meta:character-count="1606" meta:non-whitespace-character-count="1295"/>
  </office:meta>
</office:document-meta>
</file>